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New Sung" svg:font-family="'AR PL New Sung'" style:font-family-generic="system" style:font-pitch="variable"/>
  </office:font-face-decls>
  <office:automatic-styles>
    <style:style style:name="P1" style:family="paragraph" style:parent-style-name="Standard">
      <style:text-properties officeooo:paragraph-rsid="0017f03e"/>
    </style:style>
    <style:style style:name="P2" style:family="paragraph" style:parent-style-name="Text_20_body">
      <style:text-properties officeooo:paragraph-rsid="0017f03e"/>
    </style:style>
    <style:style style:name="P3" style:family="paragraph" style:parent-style-name="Text_20_body">
      <style:text-properties officeooo:paragraph-rsid="0019a640"/>
    </style:style>
    <style:style style:name="P4" style:family="paragraph" style:parent-style-name="Text_20_body">
      <style:text-properties officeooo:paragraph-rsid="001d1cba"/>
    </style:style>
    <style:style style:name="P5" style:family="paragraph" style:parent-style-name="Text_20_body" style:list-style-name="L1">
      <style:text-properties officeooo:paragraph-rsid="001d1cba"/>
    </style:style>
    <style:style style:name="P6" style:family="paragraph" style:parent-style-name="Text_20_body">
      <style:text-properties officeooo:paragraph-rsid="001e1739"/>
    </style:style>
    <style:style style:name="P7" style:family="paragraph" style:parent-style-name="Text_20_body">
      <style:text-properties officeooo:paragraph-rsid="00237274"/>
    </style:style>
    <style:style style:name="P8" style:family="paragraph" style:parent-style-name="Text_20_body">
      <style:text-properties officeooo:paragraph-rsid="00237653"/>
    </style:style>
    <style:style style:name="P9" style:family="paragraph" style:parent-style-name="Text_20_body">
      <style:text-properties officeooo:paragraph-rsid="002423aa"/>
    </style:style>
    <style:style style:name="P10" style:family="paragraph" style:parent-style-name="Text_20_body">
      <style:text-properties officeooo:paragraph-rsid="002458b6"/>
    </style:style>
    <style:style style:name="P11" style:family="paragraph" style:parent-style-name="Text_20_body">
      <style:text-properties officeooo:paragraph-rsid="002588a6"/>
    </style:style>
    <style:style style:name="P12" style:family="paragraph" style:parent-style-name="Text_20_body">
      <style:text-properties officeooo:paragraph-rsid="00271ad8"/>
    </style:style>
    <style:style style:name="P13" style:family="paragraph" style:parent-style-name="Text_20_body">
      <style:text-properties officeooo:paragraph-rsid="0027320b"/>
    </style:style>
    <style:style style:name="P14" style:family="paragraph" style:parent-style-name="Text_20_body">
      <style:text-properties officeooo:paragraph-rsid="00290aa0"/>
    </style:style>
    <style:style style:name="P15" style:family="paragraph" style:parent-style-name="Text_20_body">
      <style:text-properties officeooo:paragraph-rsid="002ae063"/>
    </style:style>
    <style:style style:name="P16" style:family="paragraph" style:parent-style-name="Text_20_body">
      <style:text-properties officeooo:paragraph-rsid="002cd055"/>
    </style:style>
    <style:style style:name="P17" style:family="paragraph" style:parent-style-name="Text_20_body">
      <style:text-properties officeooo:paragraph-rsid="002f207d"/>
    </style:style>
    <style:style style:name="P18" style:family="paragraph" style:parent-style-name="Text_20_body">
      <style:text-properties officeooo:paragraph-rsid="0030570d"/>
    </style:style>
    <style:style style:name="P19" style:family="paragraph" style:parent-style-name="Text_20_body">
      <style:text-properties officeooo:paragraph-rsid="003341c9"/>
    </style:style>
    <style:style style:name="P20" style:family="paragraph" style:parent-style-name="Text_20_body">
      <style:text-properties officeooo:paragraph-rsid="00360a37"/>
    </style:style>
    <style:style style:name="P21" style:family="paragraph" style:parent-style-name="Text_20_body">
      <style:text-properties officeooo:paragraph-rsid="0038e9ee"/>
    </style:style>
    <style:style style:name="P22" style:family="paragraph" style:parent-style-name="Text_20_body">
      <style:text-properties officeooo:paragraph-rsid="00397dd5"/>
    </style:style>
    <style:style style:name="P23" style:family="paragraph" style:parent-style-name="Text_20_body">
      <style:text-properties officeooo:paragraph-rsid="0039dc32"/>
    </style:style>
    <style:style style:name="P24" style:family="paragraph" style:parent-style-name="Text_20_body" style:list-style-name="L2">
      <style:text-properties officeooo:paragraph-rsid="0039dc32"/>
    </style:style>
    <style:style style:name="T1" style:family="text">
      <style:text-properties officeooo:rsid="0017f03e"/>
    </style:style>
    <style:style style:name="T2" style:family="text">
      <style:text-properties officeooo:rsid="0019a640"/>
    </style:style>
    <style:style style:name="T3" style:family="text">
      <style:text-properties officeooo:rsid="001b42da"/>
    </style:style>
    <style:style style:name="T4" style:family="text">
      <style:text-properties officeooo:rsid="001d1cba"/>
    </style:style>
    <style:style style:name="T5" style:family="text">
      <style:text-properties officeooo:rsid="001e1739"/>
    </style:style>
    <style:style style:name="T6" style:family="text">
      <style:text-properties officeooo:rsid="00218f55"/>
    </style:style>
    <style:style style:name="T7" style:family="text">
      <style:text-properties officeooo:rsid="00237274"/>
    </style:style>
    <style:style style:name="T8" style:family="text">
      <style:text-properties officeooo:rsid="00237653"/>
    </style:style>
    <style:style style:name="T9" style:family="text">
      <style:text-properties officeooo:rsid="002423aa"/>
    </style:style>
    <style:style style:name="T10" style:family="text">
      <style:text-properties officeooo:rsid="002458b6"/>
    </style:style>
    <style:style style:name="T11" style:family="text">
      <style:text-properties officeooo:rsid="002588a6"/>
    </style:style>
    <style:style style:name="T12" style:family="text">
      <style:text-properties officeooo:rsid="00271ad8"/>
    </style:style>
    <style:style style:name="T13" style:family="text">
      <style:text-properties officeooo:rsid="0027320b"/>
    </style:style>
    <style:style style:name="T14" style:family="text">
      <style:text-properties officeooo:rsid="00290aa0"/>
    </style:style>
    <style:style style:name="T15" style:family="text">
      <style:text-properties officeooo:rsid="002ae063"/>
    </style:style>
    <style:style style:name="T16" style:family="text">
      <style:text-properties officeooo:rsid="002cd055"/>
    </style:style>
    <style:style style:name="T17" style:family="text">
      <style:text-properties officeooo:rsid="002d2e2b"/>
    </style:style>
    <style:style style:name="T18" style:family="text">
      <style:text-properties officeooo:rsid="002f207d"/>
    </style:style>
    <style:style style:name="T19" style:family="text">
      <style:text-properties officeooo:rsid="0030570d"/>
    </style:style>
    <style:style style:name="T20" style:family="text">
      <style:text-properties officeooo:rsid="00325187"/>
    </style:style>
    <style:style style:name="T21" style:family="text">
      <style:text-properties officeooo:rsid="003341c9"/>
    </style:style>
    <style:style style:name="T22" style:family="text">
      <style:text-properties officeooo:rsid="00360a37"/>
    </style:style>
    <style:style style:name="T23" style:family="text">
      <style:text-properties officeooo:rsid="0037d58c"/>
    </style:style>
    <style:style style:name="T24" style:family="text">
      <style:text-properties officeooo:rsid="0038e9ee"/>
    </style:style>
    <style:style style:name="T25" style:family="text">
      <style:text-properties officeooo:rsid="00397dd5"/>
    </style:style>
    <style:style style:name="T26" style:family="text">
      <style:text-properties officeooo:rsid="0039dc3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Let's learn Go</text:span></text:h>
      <text:p text:style-name="P1"><text:span text:style-name="T1"/></text:p>
      <text:h text:style-name="Heading_20_2" text:outline-level="2"><text:span text:style-name="T1">Slide 1</text:span></text:h>
      <text:p text:style-name="P1"><text:span text:style-name="T1">Hi, I have a confession to make: I do not really know Go, or the way we search and tag stuff – Golang</text:span></text:p>
      <text:p text:style-name="P1"><text:span text:style-name="T1"/></text:p>
      <text:p text:style-name="P1"><text:span text:style-name="T1">I wrote few programs with the language, but I haven't really used it for something other then testing <text:s/>it.</text:span></text:p>
      <text:p text:style-name="P1"><text:span text:style-name="T1"/></text:p>
      <text:p text:style-name="P1"><text:span text:style-name="T1"/></text:p>
      <text:h text:style-name="Heading_20_2" text:outline-level="2"><text:span text:style-name="T1">Slide 2</text:span></text:h>
      <text:p text:style-name="P2"><text:span text:style-name="T1">So, what is Go ?</text:span></text:p>
      <text:p text:style-name="P3"><text:span text:style-name="T2">Andreas Katsulas – Played G'kar </text:span></text:p>
      <text:p text:style-name="P3"><text:span text:style-name="T2"/></text:p>
      <text:h text:style-name="Heading_20_2" text:outline-level="2"><text:span text:style-name="T3">Slide 3</text:span></text:h>
      <text:p text:style-name="P4"><text:span text:style-name="T4">Go is:</text:span></text:p>
      <text:list xml:id="list244470897116088761" text:style-name="L1">
        <text:list-item>
          <text:p text:style-name="P5"><text:span text:style-name="T4">Statically compiled programming language</text:span></text:p>
        </text:list-item>
        <text:list-item>
          <text:p text:style-name="P5"><text:span text:style-name="T4">Cross Platform</text:span></text:p>
        </text:list-item>
        <text:list-item>
          <text:p text:style-name="P5"><text:span text:style-name="T4">Strong typed language</text:span></text:p>
        </text:list-item>
        <text:list-item>
          <text:p text:style-name="P5"><text:span text:style-name="T4">Garbage Collection based</text:span></text:p>
        </text:list-item>
        <text:list-item>
          <text:p text:style-name="P5"><text:span text:style-name="T4">Object oriented support based on struct properties.</text:span></text:p>
        </text:list-item>
        <text:list-item>
          <text:p text:style-name="P5"><text:span text:style-name="T4">Influenced by many programming languages, such as C</text:span></text:p>
        </text:list-item>
        <text:list-item>
          <text:p text:style-name="P5"><text:span text:style-name="T4">There is an elephant in the room that no body talks about, but everyone can see in the language – Pascal influenced Go a lot !</text:span></text:p>
        </text:list-item>
      </text:list>
      <text:p text:style-name="P4"><text:span text:style-name="T4"/></text:p>
      <text:h text:style-name="Heading_20_2" text:outline-level="2"><text:span text:style-name="T5">Slide 4</text:span></text:h>
      <text:p text:style-name="P6"><text:span text:style-name="T5">What is Go ?</text:span></text:p>
      <text:p text:style-name="P6"><text:span text:style-name="T5"/></text:p>
      <text:h text:style-name="Heading_20_2" text:outline-level="2"><text:span text:style-name="T6">Slide 5</text:span></text:h>
      <text:p text:style-name="P7"><text:span text:style-name="T7">An example of an Hello World program in Go.</text:span></text:p>
      <text:p text:style-name="P7"><text:span text:style-name="T7">We use namespace with packages.</text:span></text:p>
      <text:p text:style-name="P7"><text:span text:style-name="T7">Local functions with the package are starting in a lower case name, while functions we export, starts with upper case.</text:span></text:p>
      <text:p text:style-name="P7"><text:span text:style-name="T7">Like with C, we have </text:span><text:span text:style-name="T8">the main function for the execution.</text:span></text:p>
      <text:p text:style-name="P7"><text:span text:style-name="T8"/></text:p>
      <text:p text:style-name="P8"><text:soft-page-break/><text:span text:style-name="T8">As we can see, it looks like fmt is an object, however it actually the name of the package itself.</text:span></text:p>
      <text:p text:style-name="P8"><text:span text:style-name="T8"/></text:p>
      <text:h text:style-name="Heading_20_2" text:outline-level="2"><text:span text:style-name="T9">Slide 6</text:span></text:h>
      <text:p text:style-name="P9"><text:span text:style-name="T9">Variables </text:span><text:span text:style-name="T10">can be used in one of two ways:</text:span></text:p>
      <text:p text:style-name="P10"><text:span text:style-name="T10">predefined variable using the “var” reserved word, including multiple variables.</text:span></text:p>
      <text:p text:style-name="P10"><text:span text:style-name="T10">Or variable on usage.</text:span></text:p>
      <text:p text:style-name="P10"><text:span text:style-name="T10"/></text:p>
      <text:p text:style-name="P10"><text:span text:style-name="T10">Once a variable type is been set, it can not be set to something else or redefined again.</text:span></text:p>
      <text:p text:style-name="P10"><text:span text:style-name="T10">Hence – Strong type language with </text:span></text:p>
      <text:p text:style-name="P10"><text:span text:style-name="T10"/></text:p>
      <text:p text:style-name="P11"><text:span text:style-name="T11">Arrays are fixed language and not very flexible, and there for are not used often with Go.</text:span></text:p>
      <text:p text:style-name="P11"><text:span text:style-name="T11">However slices are built upon arrays, more flexible and used a lot with go.</text:span></text:p>
      <text:p text:style-name="P13"><text:span text:style-name="T13">I will not explain the slice type, but please know that </text:span><text:span text:style-name="T12">slices are cool</text:span></text:p>
      <text:p text:style-name="P12"><text:span text:style-name="T12"/></text:p>
      <text:p text:style-name="P14"><text:span text:style-name="T14">Go has associative array named map. You declare it's key type inside “map” and the value is the variable type.</text:span></text:p>
      <text:p text:style-name="P14"><text:span text:style-name="T14"/></text:p>
      <text:p text:style-name="P15"><text:span text:style-name="T15">We can make a function in Go that return multiple values, including a unique type of return → an error, in case of an error.</text:span></text:p>
      <text:p text:style-name="P15"><text:span text:style-name="T15">In order to retrieve the information, we use each variable separated using the “,” sign.</text:span></text:p>
      <text:p text:style-name="P15"><text:span text:style-name="T15">We can use in one location (only) the underscore sign in order to tell Go, that the return value in that location is not an interest of any kind.</text:span></text:p>
      <text:p text:style-name="P15"><text:span text:style-name="T15"/></text:p>
      <text:p text:style-name="P15"><text:span text:style-name="T15">Note, that if a variable is already defined, you can not use it with a “:=” assignment, and any attempt to do so, will result in a compile error.</text:span></text:p>
      <text:p text:style-name="P15"><text:span text:style-name="T15"/></text:p>
      <text:h text:style-name="Heading_20_2" text:outline-level="2"><text:span text:style-name="T15">Slide 7</text:span></text:h>
      <text:p text:style-name="P16"><text:span text:style-name="T16">Here are three examples for creating functions:</text:span></text:p>
      <text:p text:style-name="P16"><text:span text:style-name="T16"/></text:p>
      <text:p text:style-name="P16"><text:span text:style-name="T16">The first does not return anything, but execute code.</text:span></text:p>
      <text:p text:style-name="P16"><text:span text:style-name="T16"/></text:p>
      <text:p text:style-name="P16"><text:span text:style-name="T16">The second return an integer value.</text:span></text:p>
      <text:p text:style-name="P16"><text:span text:style-name="T16"/></text:p>
      <text:p text:style-name="P16"><text:span text:style-name="T16">The third is first of all written as one-liner due to presentation issues, and please do not write code this way.</text:span></text:p>
      <text:p text:style-name="P16"><text:span text:style-name="T16">It uses two return values. The first is Boolean, and the second is error.</text:span></text:p>
      <text:p text:style-name="P16"><text:span text:style-name="T16">Error allow us to report an “exception” of some sort, if something did not go well.</text:span></text:p>
      <text:p text:style-name="P16"><text:soft-page-break/><text:span text:style-name="T16">For example, here if an age is lower then 0, it's an exception. Age can be 0 or more, never less then 0.</text:span></text:p>
      <text:p text:style-name="P16"><text:span text:style-name="T16">But, the function allow you to guess an age, and return a boolean value if there is no error, or false and an error string, if it does have an exception.</text:span></text:p>
      <text:p text:style-name="P16"><text:span text:style-name="T16"/></text:p>
      <text:h text:style-name="Heading_20_2" text:outline-level="2"><text:span text:style-name="T17">Slide 8</text:span></text:h>
      <text:p text:style-name="P17"><text:span text:style-name="T18">Go support creating data types like with C and Pascal.</text:span></text:p>
      <text:p text:style-name="P17"><text:span text:style-name="T18">Like with Pascal, you define first the new type, and only then the type you are referring to.</text:span></text:p>
      <text:p text:style-name="P17"><text:span text:style-name="T18"/></text:p>
      <text:p text:style-name="P17"><text:span text:style-name="T18">Go, has an object oriented </text:span><text:span text:style-name="T19">like structure</text:span><text:span text:style-name="T18"> that is different from most programming languages.</text:span></text:p>
      <text:p text:style-name="P17"><text:span text:style-name="T18">You can create a method for a type and struct (that I will talk about in the next slide), however, you can not inherit types, </text:span><text:span text:style-name="T19">you can not create classes, but you can create interfaces and structure that looks like objects.</text:span></text:p>
      <text:p text:style-name="P17"><text:span text:style-name="T19"/></text:p>
      <text:p text:style-name="P18"><text:span text:style-name="T19">For example, here we created an alias for float64 that named Weight.</text:span></text:p>
      <text:p text:style-name="P18"><text:span text:style-name="T19">We created a method for it.</text:span></text:p>
      <text:p text:style-name="P18"><text:span text:style-name="T19">We know that it is a method, due to the brackets in the beginning that display the data type of the method we wish to create.</text:span></text:p>
      <text:p text:style-name="P18"><text:span text:style-name="T19">The next part is a the method name, in our case it is String, and it can be exported (capital letter).</text:span></text:p>
      <text:p text:style-name="P18"><text:span text:style-name="T19">It has a return type of string.</text:span></text:p>
      <text:p text:style-name="P18"><text:span text:style-name="T19"/></text:p>
      <text:p text:style-name="P18"><text:span text:style-name="T19">Here we create a representation of the weight in string, and we display the weight number and add kg suffix, as a string.</text:span></text:p>
      <text:p text:style-name="P18"><text:span text:style-name="T19">So we can use it.</text:span></text:p>
      <text:p text:style-name="P18"><text:span text:style-name="T19"/></text:p>
      <text:p text:style-name="P18"><text:span text:style-name="T19">Next we print it out, and the output is “42.15 kg”.</text:span></text:p>
      <text:p text:style-name="P18"><text:span text:style-name="T19"/></text:p>
      <text:h text:style-name="Heading_20_2" text:outline-level="2"><text:span text:style-name="T20">Slide 9</text:span></text:h>
      <text:p text:style-name="P19"><text:span text:style-name="T21">We all know struct from programming languages.</text:span></text:p>
      <text:p text:style-name="P19"><text:span text:style-name="T21">It's a collection of data.</text:span></text:p>
      <text:p text:style-name="P19"><text:span text:style-name="T21">However here are few facts:</text:span></text:p>
      <text:p text:style-name="P19"><text:span text:style-name="T21">I'ved created “private” members for the struct.</text:span></text:p>
      <text:p text:style-name="P19"><text:span text:style-name="T21">They are private outside of the namespace, so if our package is “main”, then every other file with the package “main” in our application can access it, however, other packages can not.</text:span></text:p>
      <text:p text:style-name="P19"><text:span text:style-name="T21">For making them public, we use capital letters.</text:span></text:p>
      <text:p text:style-name="P19"><text:span text:style-name="T21"/></text:p>
      <text:h text:style-name="Heading_20_2" text:outline-level="2"><text:soft-page-break/><text:span text:style-name="T21">Slide 10</text:span></text:h>
      <text:p text:style-name="P20"><text:span text:style-name="T22">Go is not really an OOP language </text:span><text:span text:style-name="T23">(by the OO definition)</text:span><text:span text:style-name="T22">, but a procedural language, but we can make a struct based “object”.</text:span></text:p>
      <text:p text:style-name="P21"><text:span text:style-name="T24">So like before we can create methods for the type.</text:span></text:p>
      <text:p text:style-name="P21"><text:span text:style-name="T24">In this case we created Show, that provides basic information about the TV show.</text:span></text:p>
      <text:p text:style-name="P21"><text:span text:style-name="T24"/></text:p>
      <text:h text:style-name="Heading_20_2" text:outline-level="2"><text:span text:style-name="T24">Slide 11</text:span></text:h>
      <text:p text:style-name="P21"><text:span text:style-name="T24">Basic Flows …</text:span></text:p>
      <text:p text:style-name="P22"><text:span text:style-name="T25">The case, if, while and for statements in Go are a bit different then C.</text:span></text:p>
      <text:p text:style-name="P22"><text:span text:style-name="T25">They have the same usage, with twists, but I'm not going to talk about them in this lecture.</text:span></text:p>
      <text:p text:style-name="P22"><text:span text:style-name="T25">In the next slides, I'm going to talk about parallel vs concurrency, and how to do it with Go.</text:span></text:p>
      <text:p text:style-name="P22"><text:span text:style-name="T25"/></text:p>
      <text:h text:style-name="Heading_20_2" text:outline-level="2"><text:span text:style-name="T25">Slide 12</text:span></text:h>
      <text:p text:style-name="P23"><text:span text:style-name="T26">There are many types of parallel and concurrency definitions in the world of computer software (and hardware).</text:span></text:p>
      <text:p text:style-name="P23"><text:span text:style-name="T26">So, when we are talking in “go”, we are talking about the following:</text:span></text:p>
      <text:list xml:id="list2894161318593815240" text:style-name="L2">
        <text:list-item>
          <text:p text:style-name="P24"><text:span text:style-name="T26">Executing parts of code almost “simultaneously” . We do not know how it is done for us, in behind the scenes, that is if it is different threads, different processes etc... We just focus on our tasks here.</text:span></text:p>
        </text:list-item>
        <text:list-item>
          <text:p text:style-name="P24"><text:span text:style-name="T26">It makes us “fell” as all the tasks are executed at the same time</text:span></text:p>
        </text:list-item>
        <text:list-item>
          <text:p text:style-name="P24"><text:span text:style-name="T26">We can wait for everything to finish, and then do something, or just continue with the rest of our work.</text:span></text:p>
        </text:list-item>
        <text:list-item>
          <text:p text:style-name="P24"><text:span text:style-name="T26">We can mesure the execution time of each task, but it will not block us for working on other tasks at “the same time”.</text:span></text:p>
        </text:list-item>
      </text:list>
      <text:p text:style-name="P23"><text:span text:style-name="T26">There is a keyword called “go”, and we have a partly type named “channel” to control it, if we require.</text:span></text:p>
      <text:p text:style-name="P23"><text:span text:style-name="T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FreeSans"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New Sung" svg:font-family="'AR PL New Sung'"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New Sung"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 PL New Sung"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3T19:15:20</meta:creation-date>
    <dc:date>2013-05-25T02:02:45</dc:date>
    <meta:editing-duration>P1DT6H44M9S</meta:editing-duration>
    <meta:editing-cycles>26</meta:editing-cycles>
    <meta:generator>LibreOffice/4.0.3.3$Linux_X86_64 LibreOffice_project/400m0$Build-3</meta:generator>
    <meta:document-statistic meta:table-count="0" meta:image-count="0" meta:object-count="0" meta:page-count="4" meta:paragraph-count="84" meta:word-count="1053" meta:character-count="5511" meta:non-whitespace-character-count="4546"/>
  </office:meta>
</office:document-meta>
</file>